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4" style:family="table-cell" style:parent-style-name="Default" style:data-style-name="N15">
      <style:table-cell-properties fo:border="thin solid #000000"/>
      <style:text-properties fo:font-size="13pt" style:font-size-asian="13pt" style:font-size-complex="13pt"/>
    </style:style>
    <style:style style:name="ce5" style:family="table-cell" style:parent-style-name="Default" style:data-style-name="N15"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5533333333333cm" style:use-optimal-column-width="true"/>
    </style:style>
    <style:style style:name="co4" style:family="table-column">
      <style:table-column-properties fo:break-before="auto" style:column-width="3.09033333333333cm" style:use-optimal-column-width="true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ime</text:p>
          </table:table-cell>
          <table:table-cell table:style-name="ce2"/>
          <table:table-cell office:value-type="string" table:style-name="ce1">
            <text:p>n_average</text:p>
          </table:table-cell>
          <table:table-cell office:value-type="string" table:style-name="ce1">
            <text:p>time_average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9.5900000000000005E-7" table:style-name="ce4">
            <text:p>9.59E-07</text:p>
          </table:table-cell>
          <table:table-cell table:style-name="ce2"/>
          <table:table-cell office:value-type="float" office:value="10" table:style-name="ce3">
            <text:p>10</text:p>
          </table:table-cell>
          <table:table-cell office:value-type="float" office:value="6.2580000000000001E-7" table:formula="of:= AVERAGEIF([.$A$2:.$A$501]; [.D2]; [.$B$2:.$B$501])" table:style-name="ce3">
            <text:p>6.258E-07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9999999999999997E-7" table:style-name="ce4">
            <text:p>6.00E-07</text:p>
          </table:table-cell>
          <table:table-cell table:style-name="ce2"/>
          <table:table-cell office:value-type="float" office:value="13" table:style-name="ce3">
            <text:p>13</text:p>
          </table:table-cell>
          <table:table-cell office:value-type="float" office:value="7.7240000000000011E-7" table:formula="of:= AVERAGEIF([.$A$2:.$A$501]; [.D3]; [.$B$2:.$B$501])" table:style-name="ce3">
            <text:p>7.724E-07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6.7599999999999997E-7" table:style-name="ce4">
            <text:p>6.76E-07</text:p>
          </table:table-cell>
          <table:table-cell table:style-name="ce2"/>
          <table:table-cell office:value-type="float" office:value="16" table:style-name="ce3">
            <text:p>16</text:p>
          </table:table-cell>
          <table:table-cell office:value-type="float" office:value="1.1303E-6" table:formula="of:= AVERAGEIF([.$A$2:.$A$501]; [.D4]; [.$B$2:.$B$501])" table:style-name="ce3">
            <text:p>1.1303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5400000000000001E-7" table:style-name="ce4">
            <text:p>5.54E-07</text:p>
          </table:table-cell>
          <table:table-cell table:style-name="ce2"/>
          <table:table-cell office:value-type="float" office:value="20" table:style-name="ce3">
            <text:p>20</text:p>
          </table:table-cell>
          <table:table-cell office:value-type="float" office:value="1.4193000000000001E-6" table:formula="of:= AVERAGEIF([.$A$2:.$A$501]; [.D5]; [.$B$2:.$B$501])" table:style-name="ce3">
            <text:p>1.4193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5799999999999999E-7" table:style-name="ce4">
            <text:p>5.58E-07</text:p>
          </table:table-cell>
          <table:table-cell table:style-name="ce2"/>
          <table:table-cell office:value-type="float" office:value="26" table:style-name="ce3">
            <text:p>26</text:p>
          </table:table-cell>
          <table:table-cell office:value-type="float" office:value="2.0155E-6" table:formula="of:= AVERAGEIF([.$A$2:.$A$501]; [.D6]; [.$B$2:.$B$501])" table:style-name="ce3">
            <text:p>2.0155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9699999999999996E-7" table:style-name="ce4">
            <text:p>5.97E-07</text:p>
          </table:table-cell>
          <table:table-cell table:style-name="ce2"/>
          <table:table-cell office:value-type="float" office:value="33" table:style-name="ce3">
            <text:p>33</text:p>
          </table:table-cell>
          <table:table-cell office:value-type="float" office:value="2.8808E-6" table:formula="of:= AVERAGEIF([.$A$2:.$A$501]; [.D7]; [.$B$2:.$B$501])" table:style-name="ce3">
            <text:p>2.8808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6.06E-7" table:style-name="ce4">
            <text:p>6.06E-07</text:p>
          </table:table-cell>
          <table:table-cell table:style-name="ce2"/>
          <table:table-cell office:value-type="float" office:value="42" table:style-name="ce3">
            <text:p>42</text:p>
          </table:table-cell>
          <table:table-cell office:value-type="float" office:value="3.6745999999999995E-6" table:formula="of:= AVERAGEIF([.$A$2:.$A$501]; [.D8]; [.$B$2:.$B$501])" table:style-name="ce3">
            <text:p>3.6746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3399999999999999E-7" table:style-name="ce4">
            <text:p>5.34E-07</text:p>
          </table:table-cell>
          <table:table-cell table:style-name="ce2"/>
          <table:table-cell office:value-type="float" office:value="54" table:style-name="ce3">
            <text:p>54</text:p>
          </table:table-cell>
          <table:table-cell office:value-type="float" office:value="5.6211999999999996E-6" table:formula="of:= AVERAGEIF([.$A$2:.$A$501]; [.D9]; [.$B$2:.$B$501])" table:style-name="ce3">
            <text:p>5.6212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.5700000000000002E-7" table:style-name="ce4">
            <text:p>5.57E-07</text:p>
          </table:table-cell>
          <table:table-cell table:style-name="ce2"/>
          <table:table-cell office:value-type="float" office:value="70" table:style-name="ce3">
            <text:p>70</text:p>
          </table:table-cell>
          <table:table-cell office:value-type="float" office:value="7.7931E-6" table:formula="of:= AVERAGEIF([.$A$2:.$A$501]; [.D10]; [.$B$2:.$B$501])" table:style-name="ce3">
            <text:p>7.7931E-06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6.1699999999999998E-7" table:style-name="ce4">
            <text:p>6.17E-07</text:p>
          </table:table-cell>
          <table:table-cell table:style-name="ce2"/>
          <table:table-cell office:value-type="float" office:value="91" table:style-name="ce3">
            <text:p>91</text:p>
          </table:table-cell>
          <table:table-cell office:value-type="float" office:value="8.8724999999999985E-6" table:formula="of:= AVERAGEIF([.$A$2:.$A$501]; [.D11]; [.$B$2:.$B$501])" table:style-name="ce3">
            <text:p>8.8725E-06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6.9100000000000003E-7" table:style-name="ce4">
            <text:p>6.91E-07</text:p>
          </table:table-cell>
          <table:table-cell table:style-name="ce2"/>
          <table:table-cell office:value-type="float" office:value="118" table:style-name="ce3">
            <text:p>118</text:p>
          </table:table-cell>
          <table:table-cell office:value-type="float" office:value="1.1412199999999999E-5" table:formula="of:= AVERAGEIF([.$A$2:.$A$501]; [.D12]; [.$B$2:.$B$501])" table:style-name="ce3">
            <text:p>1.14122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8.7499999999999999E-7" table:style-name="ce4">
            <text:p>8.75E-07</text:p>
          </table:table-cell>
          <table:table-cell table:style-name="ce2"/>
          <table:table-cell office:value-type="float" office:value="153" table:style-name="ce3">
            <text:p>153</text:p>
          </table:table-cell>
          <table:table-cell office:value-type="float" office:value="1.6330000000000001E-5" table:formula="of:= AVERAGEIF([.$A$2:.$A$501]; [.D13]; [.$B$2:.$B$501])" table:style-name="ce3">
            <text:p>0.00001633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7.7300000000000005E-7" table:style-name="ce4">
            <text:p>7.73E-07</text:p>
          </table:table-cell>
          <table:table-cell table:style-name="ce2"/>
          <table:table-cell office:value-type="float" office:value="198" table:style-name="ce3">
            <text:p>198</text:p>
          </table:table-cell>
          <table:table-cell office:value-type="float" office:value="2.3669699999999998E-5" table:formula="of:= AVERAGEIF([.$A$2:.$A$501]; [.D14]; [.$B$2:.$B$501])" table:style-name="ce3">
            <text:p>2.36697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9.5000000000000001E-7" table:style-name="ce4">
            <text:p>9.50E-07</text:p>
          </table:table-cell>
          <table:table-cell table:style-name="ce2"/>
          <table:table-cell office:value-type="float" office:value="257" table:style-name="ce3">
            <text:p>257</text:p>
          </table:table-cell>
          <table:table-cell office:value-type="float" office:value="3.4725999999999999E-5" table:formula="of:= AVERAGEIF([.$A$2:.$A$501]; [.D15]; [.$B$2:.$B$501])" table:style-name="ce3">
            <text:p>0.000034726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7.9500000000000001E-7" table:style-name="ce4">
            <text:p>7.95E-07</text:p>
          </table:table-cell>
          <table:table-cell table:style-name="ce2"/>
          <table:table-cell office:value-type="float" office:value="334" table:style-name="ce3">
            <text:p>334</text:p>
          </table:table-cell>
          <table:table-cell office:value-type="float" office:value="4.260539999999999E-5" table:formula="of:= AVERAGEIF([.$A$2:.$A$501]; [.D16]; [.$B$2:.$B$501])" table:style-name="ce3">
            <text:p>4.26054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7.0699999999999996E-7" table:style-name="ce4">
            <text:p>7.07E-07</text:p>
          </table:table-cell>
          <table:table-cell table:style-name="ce2"/>
          <table:table-cell office:value-type="float" office:value="434" table:style-name="ce3">
            <text:p>434</text:p>
          </table:table-cell>
          <table:table-cell office:value-type="float" office:value="5.8153599999999998E-5" table:formula="of:= AVERAGEIF([.$A$2:.$A$501]; [.D17]; [.$B$2:.$B$501])" table:style-name="ce3">
            <text:p>5.81536E-05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7.1500000000000004E-7" table:style-name="ce4">
            <text:p>7.15E-07</text:p>
          </table:table-cell>
          <table:table-cell table:style-name="ce2"/>
          <table:table-cell office:value-type="float" office:value="564" table:style-name="ce3">
            <text:p>564</text:p>
          </table:table-cell>
          <table:table-cell office:value-type="float" office:value="8.0348999999999999E-5" table:formula="of:= AVERAGEIF([.$A$2:.$A$501]; [.D18]; [.$B$2:.$B$501])" table:style-name="ce3">
            <text:p>0.000080349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8.0299999999999998E-7" table:style-name="ce4">
            <text:p>8.03E-07</text:p>
          </table:table-cell>
          <table:table-cell table:style-name="ce2"/>
          <table:table-cell office:value-type="float" office:value="733" table:style-name="ce3">
            <text:p>733</text:p>
          </table:table-cell>
          <table:table-cell office:value-type="float" office:value="1.172103E-4" table:formula="of:= AVERAGEIF([.$A$2:.$A$501]; [.D19]; [.$B$2:.$B$501])" table:style-name="ce3">
            <text:p>0.00011721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6.4099999999999998E-7" table:style-name="ce4">
            <text:p>6.41E-07</text:p>
          </table:table-cell>
          <table:table-cell table:style-name="ce2"/>
          <table:table-cell office:value-type="float" office:value="952" table:style-name="ce3">
            <text:p>952</text:p>
          </table:table-cell>
          <table:table-cell office:value-type="float" office:value="1.731991E-4" table:formula="of:= AVERAGEIF([.$A$2:.$A$501]; [.D20]; [.$B$2:.$B$501])" table:style-name="ce3">
            <text:p>0.000173199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7.7400000000000002E-7" table:style-name="ce4">
            <text:p>7.74E-07</text:p>
          </table:table-cell>
          <table:table-cell table:style-name="ce2"/>
          <table:table-cell office:value-type="float" office:value="1237" table:style-name="ce3">
            <text:p>1237</text:p>
          </table:table-cell>
          <table:table-cell office:value-type="float" office:value="7.0753359000000019E-3" table:formula="of:= AVERAGEIF([.$A$2:.$A$501]; [.D21]; [.$B$2:.$B$501])" table:style-name="ce3">
            <text:p>0.007075336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0139999999999999E-6" table:style-name="ce4">
            <text:p>1.01E-06</text:p>
          </table:table-cell>
          <table:table-cell table:style-name="ce2"/>
          <table:table-cell office:value-type="float" office:value="1608" table:style-name="ce3">
            <text:p>1608</text:p>
          </table:table-cell>
          <table:table-cell office:value-type="float" office:value="3.5795149999999997E-4" table:formula="of:= AVERAGEIF([.$A$2:.$A$501]; [.D22]; [.$B$2:.$B$501])" table:style-name="ce3">
            <text:p>0.000357952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215E-6" table:style-name="ce4">
            <text:p>1.22E-06</text:p>
          </table:table-cell>
          <table:table-cell table:style-name="ce2"/>
          <table:table-cell office:value-type="float" office:value="2090" table:style-name="ce3">
            <text:p>2090</text:p>
          </table:table-cell>
          <table:table-cell office:value-type="float" office:value="4.9159750000000004E-4" table:formula="of:= AVERAGEIF([.$A$2:.$A$501]; [.D23]; [.$B$2:.$B$501])" table:style-name="ce3">
            <text:p>0.000491598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2100000000000001E-6" table:style-name="ce4">
            <text:p>1.21E-06</text:p>
          </table:table-cell>
          <table:table-cell table:style-name="ce2"/>
          <table:table-cell office:value-type="float" office:value="2717" table:style-name="ce3">
            <text:p>2717</text:p>
          </table:table-cell>
          <table:table-cell office:value-type="float" office:value="6.5790290000000001E-4" table:formula="of:= AVERAGEIF([.$A$2:.$A$501]; [.D24]; [.$B$2:.$B$501])" table:style-name="ce3">
            <text:p>0.000657903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9.6200000000000006E-7" table:style-name="ce4">
            <text:p>9.62E-07</text:p>
          </table:table-cell>
          <table:table-cell table:style-name="ce2"/>
          <table:table-cell office:value-type="float" office:value="3532" table:style-name="ce3">
            <text:p>3532</text:p>
          </table:table-cell>
          <table:table-cell office:value-type="float" office:value="7.8394733999999997E-3" table:formula="of:= AVERAGEIF([.$A$2:.$A$501]; [.D25]; [.$B$2:.$B$501])" table:style-name="ce3">
            <text:p>0.007839473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209E-6" table:style-name="ce4">
            <text:p>1.21E-06</text:p>
          </table:table-cell>
          <table:table-cell table:style-name="ce2"/>
          <table:table-cell office:value-type="float" office:value="4591" table:style-name="ce3">
            <text:p>4591</text:p>
          </table:table-cell>
          <table:table-cell office:value-type="float" office:value="1.182666E-3" table:formula="of:= AVERAGEIF([.$A$2:.$A$501]; [.D26]; [.$B$2:.$B$501])" table:style-name="ce3">
            <text:p>0.001182666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1960000000000001E-6" table:style-name="ce4">
            <text:p>1.20E-06</text:p>
          </table:table-cell>
          <table:table-cell table:style-name="ce2"/>
          <table:table-cell office:value-type="float" office:value="5968" table:style-name="ce3">
            <text:p>5968</text:p>
          </table:table-cell>
          <table:table-cell office:value-type="float" office:value="9.0645080000000006E-3" table:formula="of:= AVERAGEIF([.$A$2:.$A$501]; [.D27]; [.$B$2:.$B$501])" table:style-name="ce3">
            <text:p>0.009064508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083E-6" table:style-name="ce4">
            <text:p>1.08E-06</text:p>
          </table:table-cell>
          <table:table-cell table:style-name="ce2"/>
          <table:table-cell office:value-type="float" office:value="7758" table:style-name="ce3">
            <text:p>7758</text:p>
          </table:table-cell>
          <table:table-cell office:value-type="float" office:value="9.8094030000000013E-3" table:formula="of:= AVERAGEIF([.$A$2:.$A$501]; [.D28]; [.$B$2:.$B$501])" table:style-name="ce3">
            <text:p>0.009809403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029E-6" table:style-name="ce4">
            <text:p>1.03E-06</text:p>
          </table:table-cell>
          <table:table-cell table:style-name="ce2"/>
          <table:table-cell office:value-type="float" office:value="10085" table:style-name="ce3">
            <text:p>10085</text:p>
          </table:table-cell>
          <table:table-cell office:value-type="float" office:value="1.1030715999999999E-2" table:formula="of:= AVERAGEIF([.$A$2:.$A$501]; [.D29]; [.$B$2:.$B$501])" table:style-name="ce3">
            <text:p>0.011030716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3480000000000001E-6" table:style-name="ce4">
            <text:p>1.35E-06</text:p>
          </table:table-cell>
          <table:table-cell table:style-name="ce2"/>
          <table:table-cell office:value-type="float" office:value="13110" table:style-name="ce3">
            <text:p>13110</text:p>
          </table:table-cell>
          <table:table-cell office:value-type="float" office:value="1.8894081E-2" table:formula="of:= AVERAGEIF([.$A$2:.$A$501]; [.D30]; [.$B$2:.$B$501])" table:style-name="ce3">
            <text:p>0.018894081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037E-6" table:style-name="ce4">
            <text:p>1.04E-06</text:p>
          </table:table-cell>
          <table:table-cell table:style-name="ce2"/>
          <table:table-cell office:value-type="float" office:value="17043" table:style-name="ce3">
            <text:p>17043</text:p>
          </table:table-cell>
          <table:table-cell office:value-type="float" office:value="1.9937539000000001E-2" table:formula="of:= AVERAGEIF([.$A$2:.$A$501]; [.D31]; [.$B$2:.$B$501])" table:style-name="ce3">
            <text:p>0.019937539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5400000000000001E-6" table:style-name="ce4">
            <text:p>1.54E-06</text:p>
          </table:table-cell>
          <table:table-cell table:style-name="ce2"/>
          <table:table-cell office:value-type="float" office:value="22155" table:style-name="ce3">
            <text:p>22155</text:p>
          </table:table-cell>
          <table:table-cell office:value-type="float" office:value="2.2762324E-2" table:formula="of:= AVERAGEIF([.$A$2:.$A$501]; [.D32]; [.$B$2:.$B$501])" table:style-name="ce3">
            <text:p>0.022762324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3379999999999999E-6" table:style-name="ce4">
            <text:p>1.34E-06</text:p>
          </table:table-cell>
          <table:table-cell table:style-name="ce2"/>
          <table:table-cell office:value-type="float" office:value="28801" table:style-name="ce3">
            <text:p>28801</text:p>
          </table:table-cell>
          <table:table-cell office:value-type="float" office:value="3.9845934999999999E-2" table:formula="of:= AVERAGEIF([.$A$2:.$A$501]; [.D33]; [.$B$2:.$B$501])" table:style-name="ce3">
            <text:p>0.039845935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4699999999999999E-6" table:style-name="ce4">
            <text:p>1.47E-06</text:p>
          </table:table-cell>
          <table:table-cell table:style-name="ce2"/>
          <table:table-cell office:value-type="float" office:value="37441" table:style-name="ce3">
            <text:p>37441</text:p>
          </table:table-cell>
          <table:table-cell office:value-type="float" office:value="4.254894E-2" table:formula="of:= AVERAGEIF([.$A$2:.$A$501]; [.D34]; [.$B$2:.$B$501])" table:style-name="ce3">
            <text:p>0.04254894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505E-6" table:style-name="ce4">
            <text:p>1.51E-06</text:p>
          </table:table-cell>
          <table:table-cell table:style-name="ce2"/>
          <table:table-cell office:value-type="float" office:value="48673" table:style-name="ce3">
            <text:p>48673</text:p>
          </table:table-cell>
          <table:table-cell office:value-type="float" office:value="8.040485E-2" table:formula="of:= AVERAGEIF([.$A$2:.$A$501]; [.D35]; [.$B$2:.$B$501])" table:style-name="ce3">
            <text:p>0.08040485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502E-6" table:style-name="ce4">
            <text:p>1.50E-06</text:p>
          </table:table-cell>
          <table:table-cell table:style-name="ce2"/>
          <table:table-cell office:value-type="float" office:value="63274" table:style-name="ce3">
            <text:p>63274</text:p>
          </table:table-cell>
          <table:table-cell office:value-type="float" office:value="0.10618643999999999" table:formula="of:= AVERAGEIF([.$A$2:.$A$501]; [.D36]; [.$B$2:.$B$501])" table:style-name="ce3">
            <text:p>0.10618644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502E-6" table:style-name="ce4">
            <text:p>1.50E-06</text:p>
          </table:table-cell>
          <table:table-cell table:style-name="ce2"/>
          <table:table-cell office:value-type="float" office:value="82256" table:style-name="ce3">
            <text:p>82256</text:p>
          </table:table-cell>
          <table:table-cell office:value-type="float" office:value="0.15683829999999999" table:formula="of:= AVERAGEIF([.$A$2:.$A$501]; [.D37]; [.$B$2:.$B$501])" table:style-name="ce3">
            <text:p>0.1568383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3030000000000001E-6" table:style-name="ce4">
            <text:p>1.30E-06</text:p>
          </table:table-cell>
          <table:table-cell table:style-name="ce2"/>
          <table:table-cell office:value-type="float" office:value="106932" table:style-name="ce3">
            <text:p>106932</text:p>
          </table:table-cell>
          <table:table-cell office:value-type="float" office:value="0.1961649" table:formula="of:= AVERAGEIF([.$A$2:.$A$501]; [.D38]; [.$B$2:.$B$501])" table:style-name="ce3">
            <text:p>0.1961649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418E-6" table:style-name="ce4">
            <text:p>1.42E-06</text:p>
          </table:table-cell>
          <table:table-cell table:style-name="ce2"/>
          <table:table-cell office:value-type="float" office:value="139011" table:style-name="ce3">
            <text:p>139011</text:p>
          </table:table-cell>
          <table:table-cell office:value-type="float" office:value="0.23444540000000003" table:formula="of:= AVERAGEIF([.$A$2:.$A$501]; [.D39]; [.$B$2:.$B$501])" table:style-name="ce3">
            <text:p>0.2344454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294E-6" table:style-name="ce4">
            <text:p>1.29E-06</text:p>
          </table:table-cell>
          <table:table-cell table:style-name="ce2"/>
          <table:table-cell office:value-type="float" office:value="180714" table:style-name="ce3">
            <text:p>180714</text:p>
          </table:table-cell>
          <table:table-cell office:value-type="float" office:value="0.38442019999999999" table:formula="of:= AVERAGEIF([.$A$2:.$A$501]; [.D40]; [.$B$2:.$B$501])" table:style-name="ce3">
            <text:p>0.3844202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3209999999999999E-6" table:style-name="ce4">
            <text:p>1.32E-06</text:p>
          </table:table-cell>
          <table:table-cell table:style-name="ce2"/>
          <table:table-cell office:value-type="float" office:value="234928" table:style-name="ce3">
            <text:p>234928</text:p>
          </table:table-cell>
          <table:table-cell office:value-type="float" office:value="0.44305230000000001" table:formula="of:= AVERAGEIF([.$A$2:.$A$501]; [.D41]; [.$B$2:.$B$501])" table:style-name="ce3">
            <text:p>0.4430523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255E-6" table:style-name="ce4">
            <text:p>2.26E-06</text:p>
          </table:table-cell>
          <table:table-cell table:style-name="ce2"/>
          <table:table-cell office:value-type="float" office:value="305406" table:style-name="ce3">
            <text:p>305406</text:p>
          </table:table-cell>
          <table:table-cell office:value-type="float" office:value="0.59806880000000007" table:formula="of:= AVERAGEIF([.$A$2:.$A$501]; [.D42]; [.$B$2:.$B$501])" table:style-name="ce3">
            <text:p>0.5980688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.751E-6" table:style-name="ce4">
            <text:p>1.75E-06</text:p>
          </table:table-cell>
          <table:table-cell table:style-name="ce2"/>
          <table:table-cell office:value-type="float" office:value="397027" table:style-name="ce3">
            <text:p>397027</text:p>
          </table:table-cell>
          <table:table-cell office:value-type="float" office:value="0.8658752999999999" table:formula="of:= AVERAGEIF([.$A$2:.$A$501]; [.D43]; [.$B$2:.$B$501])" table:style-name="ce3">
            <text:p>0.8658753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356E-6" table:style-name="ce4">
            <text:p>2.36E-06</text:p>
          </table:table-cell>
          <table:table-cell table:style-name="ce2"/>
          <table:table-cell office:value-type="float" office:value="516135" table:style-name="ce3">
            <text:p>516135</text:p>
          </table:table-cell>
          <table:table-cell office:value-type="float" office:value="1.261954" table:formula="of:= AVERAGEIF([.$A$2:.$A$501]; [.D44]; [.$B$2:.$B$501])" table:style-name="ce3">
            <text:p>1.261954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1689999999999999E-6" table:style-name="ce4">
            <text:p>2.17E-06</text:p>
          </table:table-cell>
          <table:table-cell table:style-name="ce2"/>
          <table:table-cell office:value-type="float" office:value="670975" table:style-name="ce3">
            <text:p>670975</text:p>
          </table:table-cell>
          <table:table-cell office:value-type="float" office:value="1.5544009999999999" table:formula="of:= AVERAGEIF([.$A$2:.$A$501]; [.D45]; [.$B$2:.$B$501])" table:style-name="ce3">
            <text:p>1.554401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0609999999999998E-6" table:style-name="ce4">
            <text:p>2.06E-06</text:p>
          </table:table-cell>
          <table:table-cell table:style-name="ce2"/>
          <table:table-cell office:value-type="float" office:value="872267" table:style-name="ce3">
            <text:p>872267</text:p>
          </table:table-cell>
          <table:table-cell office:value-type="float" office:value="1.9455570000000002" table:formula="of:= AVERAGEIF([.$A$2:.$A$501]; [.D46]; [.$B$2:.$B$501])" table:style-name="ce3">
            <text:p>1.945557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0209999999999998E-6" table:style-name="ce4">
            <text:p>2.02E-06</text:p>
          </table:table-cell>
          <table:table-cell table:style-name="ce2"/>
          <table:table-cell office:value-type="float" office:value="1133947" table:style-name="ce3">
            <text:p>1133947</text:p>
          </table:table-cell>
          <table:table-cell office:value-type="float" office:value="2.6212230000000001" table:formula="of:= AVERAGEIF([.$A$2:.$A$501]; [.D47]; [.$B$2:.$B$501])" table:style-name="ce3">
            <text:p>2.621223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.854E-6" table:style-name="ce4">
            <text:p>1.85E-06</text:p>
          </table:table-cell>
          <table:table-cell table:style-name="ce2"/>
          <table:table-cell office:value-type="float" office:value="1474131" table:style-name="ce3">
            <text:p>1474131</text:p>
          </table:table-cell>
          <table:table-cell office:value-type="float" office:value="3.8525300000000002" table:formula="of:= AVERAGEIF([.$A$2:.$A$501]; [.D48]; [.$B$2:.$B$501])" table:style-name="ce3">
            <text:p>3.85253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.8419999999999999E-6" table:style-name="ce4">
            <text:p>1.84E-06</text:p>
          </table:table-cell>
          <table:table-cell table:style-name="ce2"/>
          <table:table-cell office:value-type="float" office:value="1916370" table:style-name="ce3">
            <text:p>1916370</text:p>
          </table:table-cell>
          <table:table-cell office:value-type="float" office:value="4.9118750000000002" table:formula="of:= AVERAGEIF([.$A$2:.$A$501]; [.D49]; [.$B$2:.$B$501])" table:style-name="ce3">
            <text:p>4.91187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.7859999999999999E-6" table:style-name="ce4">
            <text:p>1.79E-06</text:p>
          </table:table-cell>
          <table:table-cell table:style-name="ce2"/>
          <table:table-cell office:value-type="float" office:value="2491281" table:style-name="ce3">
            <text:p>2491281</text:p>
          </table:table-cell>
          <table:table-cell office:value-type="float" office:value="7.916167999999999" table:formula="of:= AVERAGEIF([.$A$2:.$A$501]; [.D50]; [.$B$2:.$B$501])" table:style-name="ce3">
            <text:p>7.916168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0600000000000002E-6" table:style-name="ce4">
            <text:p>2.06E-06</text:p>
          </table:table-cell>
          <table:table-cell table:style-name="ce2"/>
          <table:table-cell office:value-type="float" office:value="3238665" table:style-name="ce3">
            <text:p>3238665</text:p>
          </table:table-cell>
          <table:table-cell office:value-type="float" office:value="9.0484410000000004" table:formula="of:= AVERAGEIF([.$A$2:.$A$501]; [.D51]; [.$B$2:.$B$501])" table:style-name="ce3">
            <text:p>9.048441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3890000000000001E-6" table:style-name="ce5">
            <text:p>3.39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9639999999999999E-6" table:style-name="ce5">
            <text:p>2.96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57E-6" table:style-name="ce5">
            <text:p>2.57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8159999999999998E-6" table:style-name="ce5">
            <text:p>2.8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7980000000000001E-6" table:style-name="ce5">
            <text:p>2.80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6589999999999999E-6" table:style-name="ce5">
            <text:p>2.66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.179E-6" table:style-name="ce5">
            <text:p>3.18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6960000000000001E-6" table:style-name="ce5">
            <text:p>2.70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8159999999999998E-6" table:style-name="ce5">
            <text:p>2.8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.9210000000000001E-6" table:style-name="ce5">
            <text:p>2.92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6969999999999999E-6" table:style-name="ce5">
            <text:p>3.70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642E-6" table:style-name="ce5">
            <text:p>3.64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3450000000000002E-6" table:style-name="ce5">
            <text:p>3.35E-06</text:p>
          </table:table-cell>
          <table:table-cell table:number-columns-repeated="16382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0119999999999999E-6" table:style-name="ce5">
            <text:p>4.01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5159999999999999E-6" table:style-name="ce5">
            <text:p>3.52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.1300000000000003E-6" table:style-name="ce5">
            <text:p>4.13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7720000000000001E-6" table:style-name="ce5">
            <text:p>3.77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4290000000000001E-6" table:style-name="ce5">
            <text:p>3.43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4649999999999999E-6" table:style-name="ce5">
            <text:p>3.47E-06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.738E-6" table:style-name="ce5">
            <text:p>3.74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682E-6" table:style-name="ce5">
            <text:p>5.68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0050000000000004E-6" table:style-name="ce5">
            <text:p>5.01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5809999999999996E-6" table:style-name="ce5">
            <text:p>5.58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2549999999999997E-6" table:style-name="ce5">
            <text:p>5.26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0340000000000004E-6" table:style-name="ce5">
            <text:p>5.03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4.9559999999999996E-6" table:style-name="ce5">
            <text:p>4.96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9.3999999999999998E-6" table:style-name="ce5">
            <text:p>9.40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237E-6" table:style-name="ce5">
            <text:p>5.24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5.1250000000000001E-6" table:style-name="ce5">
            <text:p>5.13E-06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4.9370000000000003E-6" table:style-name="ce5">
            <text:p>4.94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4490000000000002E-6" table:style-name="ce5">
            <text:p>7.45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058E-6" table:style-name="ce5">
            <text:p>7.06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4739999999999999E-6" table:style-name="ce5">
            <text:p>7.47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4680000000000003E-6" table:style-name="ce5">
            <text:p>7.47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1400000000000002E-6" table:style-name="ce5">
            <text:p>7.14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6.8079999999999999E-6" table:style-name="ce5">
            <text:p>6.81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9.7860000000000008E-6" table:style-name="ce5">
            <text:p>9.79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2289999999999997E-6" table:style-name="ce5">
            <text:p>7.23E-06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1.0156999999999999E-5" table:style-name="ce5">
            <text:p>1.02E-05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7.362E-6" table:style-name="ce5">
            <text:p>7.36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0764999999999999E-5" table:style-name="ce5">
            <text:p>1.08E-05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9.6739999999999992E-6" table:style-name="ce5">
            <text:p>9.67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9.5109999999999992E-6" table:style-name="ce5">
            <text:p>9.51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8.6999999999999997E-6" table:style-name="ce5">
            <text:p>8.70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7.9780000000000005E-6" table:style-name="ce5">
            <text:p>7.98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8.2979999999999992E-6" table:style-name="ce5">
            <text:p>8.30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8.4959999999999996E-6" table:style-name="ce5">
            <text:p>8.50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8.5019999999999992E-6" table:style-name="ce5">
            <text:p>8.50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8.4339999999999992E-6" table:style-name="ce5">
            <text:p>8.43E-06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8.3669999999999997E-6" table:style-name="ce5">
            <text:p>8.37E-06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0730000000000001E-5" table:style-name="ce5">
            <text:p>1.07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1272E-5" table:style-name="ce5">
            <text:p>1.13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1450999999999999E-5" table:style-name="ce5">
            <text:p>1.15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1681999999999999E-5" table:style-name="ce5">
            <text:p>1.17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1275E-5" table:style-name="ce5">
            <text:p>1.13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1127E-5" table:style-name="ce5">
            <text:p>1.11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2044E-5" table:style-name="ce5">
            <text:p>1.20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1627999999999999E-5" table:style-name="ce5">
            <text:p>1.16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0893999999999999E-5" table:style-name="ce5">
            <text:p>1.09E-05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.2019E-5" table:style-name="ce5">
            <text:p>1.20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7348000000000001E-5" table:style-name="ce5">
            <text:p>1.73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5744999999999999E-5" table:style-name="ce5">
            <text:p>1.57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7266E-5" table:style-name="ce5">
            <text:p>1.73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5982E-5" table:style-name="ce5">
            <text:p>1.60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6342E-5" table:style-name="ce5">
            <text:p>1.63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6005999999999999E-5" table:style-name="ce5">
            <text:p>1.60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5724000000000001E-5" table:style-name="ce5">
            <text:p>1.57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5588999999999999E-5" table:style-name="ce5">
            <text:p>1.56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7068999999999999E-5" table:style-name="ce5">
            <text:p>1.71E-05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.6229E-5" table:style-name="ce5">
            <text:p>1.62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4031000000000001E-5" table:style-name="ce5">
            <text:p>2.40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4131999999999999E-5" table:style-name="ce5">
            <text:p>2.41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3751E-5" table:style-name="ce5">
            <text:p>2.38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2524E-5" table:style-name="ce5">
            <text:p>2.25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4096000000000001E-5" table:style-name="ce5">
            <text:p>2.41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3921E-5" table:style-name="ce5">
            <text:p>2.39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3108999999999998E-5" table:style-name="ce5">
            <text:p>2.31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5335999999999999E-5" table:style-name="ce5">
            <text:p>2.53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3425999999999999E-5" table:style-name="ce5">
            <text:p>2.34E-05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.2371E-5" table:style-name="ce5">
            <text:p>2.24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6026999999999999E-5" table:style-name="ce5">
            <text:p>3.60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5293999999999998E-5" table:style-name="ce5">
            <text:p>3.53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5485999999999999E-5" table:style-name="ce5">
            <text:p>3.55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4008999999999999E-5" table:style-name="ce5">
            <text:p>3.40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3269999999999998E-5" table:style-name="ce5">
            <text:p>3.33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4276000000000002E-5" table:style-name="ce5">
            <text:p>3.43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5574999999999997E-5" table:style-name="ce5">
            <text:p>3.56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3594999999999999E-5" table:style-name="ce5">
            <text:p>3.36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4038000000000002E-5" table:style-name="ce5">
            <text:p>3.40E-05</text:p>
          </table:table-cell>
          <table:table-cell table:number-columns-repeated="16382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.5689999999999999E-5" table:style-name="ce5">
            <text:p>3.57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2038E-5" table:style-name="ce5">
            <text:p>4.20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2861000000000002E-5" table:style-name="ce5">
            <text:p>4.29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2279E-5" table:style-name="ce5">
            <text:p>4.23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0868999999999998E-5" table:style-name="ce5">
            <text:p>4.09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3593000000000001E-5" table:style-name="ce5">
            <text:p>4.36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1904999999999999E-5" table:style-name="ce5">
            <text:p>4.19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2823E-5" table:style-name="ce5">
            <text:p>4.28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2994000000000002E-5" table:style-name="ce5">
            <text:p>4.30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3108999999999997E-5" table:style-name="ce5">
            <text:p>4.31E-05</text:p>
          </table:table-cell>
          <table:table-cell table:number-columns-repeated="16382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.3582999999999999E-5" table:style-name="ce5">
            <text:p>4.36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6.1159000000000002E-5" table:style-name="ce5">
            <text:p>6.12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7321000000000002E-5" table:style-name="ce5">
            <text:p>5.73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9181000000000001E-5" table:style-name="ce5">
            <text:p>5.92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7376000000000001E-5" table:style-name="ce5">
            <text:p>5.74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7778000000000001E-5" table:style-name="ce5">
            <text:p>5.78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8362999999999997E-5" table:style-name="ce5">
            <text:p>5.84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8353000000000002E-5" table:style-name="ce5">
            <text:p>5.84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6051000000000003E-5" table:style-name="ce5">
            <text:p>5.61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7587999999999998E-5" table:style-name="ce5">
            <text:p>5.76E-05</text:p>
          </table:table-cell>
          <table:table-cell table:number-columns-repeated="16382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5.8366000000000003E-5" table:style-name="ce5">
            <text:p>5.84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8.1678E-5" table:style-name="ce5">
            <text:p>8.17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8.0111999999999995E-5" table:style-name="ce5">
            <text:p>8.01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7.9593999999999997E-5" table:style-name="ce5">
            <text:p>7.96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8.0657999999999999E-5" table:style-name="ce5">
            <text:p>8.07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8.5086000000000005E-5" table:style-name="ce5">
            <text:p>8.51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8.1020999999999996E-5" table:style-name="ce5">
            <text:p>8.10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8.0365999999999996E-5" table:style-name="ce5">
            <text:p>8.04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7.9908999999999997E-5" table:style-name="ce5">
            <text:p>7.99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7.6581000000000004E-5" table:style-name="ce5">
            <text:p>7.66E-05</text:p>
          </table:table-cell>
          <table:table-cell table:number-columns-repeated="16382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7.8485000000000005E-5" table:style-name="ce5">
            <text:p>7.85E-05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1000100000000001E-4" table:style-name="ce2">
            <text:p>0.000110001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0911799999999999E-4" table:style-name="ce2">
            <text:p>0.000109118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10179E-4" table:style-name="ce2">
            <text:p>0.000110179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07079E-4" table:style-name="ce2">
            <text:p>0.000107079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0541500000000001E-4" table:style-name="ce2">
            <text:p>0.000105415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05832E-4" table:style-name="ce2">
            <text:p>0.000105832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3777700000000001E-4" table:style-name="ce2">
            <text:p>0.000137777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24807E-4" table:style-name="ce2">
            <text:p>0.000124807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32638E-4" table:style-name="ce2">
            <text:p>0.000132638</text:p>
          </table:table-cell>
          <table:table-cell table:number-columns-repeated="16382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.29257E-4" table:style-name="ce2">
            <text:p>0.000129257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83098E-4" table:style-name="ce2">
            <text:p>0.000183098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7028799999999999E-4" table:style-name="ce2">
            <text:p>0.000170288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7119100000000001E-4" table:style-name="ce2">
            <text:p>0.000171191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71433E-4" table:style-name="ce2">
            <text:p>0.000171433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6839099999999999E-4" table:style-name="ce2">
            <text:p>0.000168391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6883100000000001E-4" table:style-name="ce2">
            <text:p>0.000168831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7935999999999999E-4" table:style-name="ce2">
            <text:p>0.00017936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7942199999999999E-4" table:style-name="ce2">
            <text:p>0.000179422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73232E-4" table:style-name="ce2">
            <text:p>0.000173232</text:p>
          </table:table-cell>
          <table:table-cell table:number-columns-repeated="16382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.6674499999999999E-4" table:style-name="ce2">
            <text:p>0.000166745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6.8341700000000005E-2" table:style-name="ce2">
            <text:p>0.0683417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831600000000003E-4" table:style-name="ce2">
            <text:p>0.000258316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6704499999999999E-4" table:style-name="ce2">
            <text:p>0.000267045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845399999999998E-4" table:style-name="ce2">
            <text:p>0.000258454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82315E-4" table:style-name="ce2">
            <text:p>0.000282315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5054E-4" table:style-name="ce2">
            <text:p>0.000255054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3.1483699999999999E-4" table:style-name="ce2">
            <text:p>0.000314837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496500000000001E-4" table:style-name="ce2">
            <text:p>0.000254965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5570999999999998E-4" table:style-name="ce2">
            <text:p>0.00025571</text:p>
          </table:table-cell>
          <table:table-cell table:number-columns-repeated="16382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2.64963E-4" table:style-name="ce2">
            <text:p>0.000264963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4287E-4" table:style-name="ce2">
            <text:p>0.000354287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6110999999999999E-4" table:style-name="ce2">
            <text:p>0.00036111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8109E-4" table:style-name="ce2">
            <text:p>0.00038109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291800000000003E-4" table:style-name="ce2">
            <text:p>0.000352918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6358700000000001E-4" table:style-name="ce2">
            <text:p>0.000363587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3705E-4" table:style-name="ce2">
            <text:p>0.000353705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212200000000001E-4" table:style-name="ce2">
            <text:p>0.000352122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0737E-4" table:style-name="ce2">
            <text:p>0.000350737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454900000000001E-4" table:style-name="ce2">
            <text:p>0.000354549</text:p>
          </table:table-cell>
          <table:table-cell table:number-columns-repeated="16382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3.5541000000000001E-4" table:style-name="ce2">
            <text:p>0.00035541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5.0293199999999999E-4" table:style-name="ce2">
            <text:p>0.000502932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5.1062500000000001E-4" table:style-name="ce2">
            <text:p>0.000510625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8794700000000002E-4" table:style-name="ce2">
            <text:p>0.000487947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87436E-4" table:style-name="ce2">
            <text:p>0.000487436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7118600000000001E-4" table:style-name="ce2">
            <text:p>0.000471186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6852100000000001E-4" table:style-name="ce2">
            <text:p>0.000468521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4.7217599999999999E-4" table:style-name="ce2">
            <text:p>0.000472176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5.0065500000000002E-4" table:style-name="ce2">
            <text:p>0.000500655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5.0030199999999999E-4" table:style-name="ce2">
            <text:p>0.000500302</text:p>
          </table:table-cell>
          <table:table-cell table:number-columns-repeated="16382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5.1419499999999995E-4" table:style-name="ce2">
            <text:p>0.000514195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6486500000000005E-4" table:style-name="ce2">
            <text:p>0.000664865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6480900000000004E-4" table:style-name="ce2">
            <text:p>0.000664809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5299300000000004E-4" table:style-name="ce2">
            <text:p>0.000652993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5051200000000001E-4" table:style-name="ce2">
            <text:p>0.000650512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5863399999999996E-4" table:style-name="ce2">
            <text:p>0.000658634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6125999999999999E-4" table:style-name="ce2">
            <text:p>0.00066126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51703E-4" table:style-name="ce2">
            <text:p>0.000651703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5852499999999997E-4" table:style-name="ce2">
            <text:p>0.000658525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4649100000000001E-4" table:style-name="ce2">
            <text:p>0.000646491</text:p>
          </table:table-cell>
          <table:table-cell table:number-columns-repeated="16382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6.6923700000000004E-4" table:style-name="ce2">
            <text:p>0.000669237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6.7803899999999999E-3" table:style-name="ce2">
            <text:p>0.00678039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3453100000000001E-4" table:style-name="ce2">
            <text:p>0.000834531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9.3200200000000003E-4" table:style-name="ce2">
            <text:p>0.000932002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4166099999999995E-4" table:style-name="ce2">
            <text:p>0.000841661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6041600000000002E-4" table:style-name="ce2">
            <text:p>0.000860416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6770599999999999E-4" table:style-name="ce2">
            <text:p>0.000867706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6.4855399999999994E-2" table:style-name="ce2">
            <text:p>0.0648554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8085400000000003E-4" table:style-name="ce2">
            <text:p>0.000880854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8.4000000000000003E-4" table:style-name="ce2">
            <text:p>0.00084</text:p>
          </table:table-cell>
          <table:table-cell table:number-columns-repeated="16382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7.0177399999999995E-4" table:style-name="ce2">
            <text:p>0.000701774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9.5834999999999996E-4" table:style-name="ce2">
            <text:p>0.00095835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940399999999999E-3" table:style-name="ce2">
            <text:p>0.00119404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20714E-3" table:style-name="ce2">
            <text:p>0.00120714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865000000000001E-3" table:style-name="ce2">
            <text:p>0.0011865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2027299999999999E-3" table:style-name="ce2">
            <text:p>0.00120273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1769E-3" table:style-name="ce2">
            <text:p>0.0011769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2071199999999999E-3" table:style-name="ce2">
            <text:p>0.00120712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2207299999999999E-3" table:style-name="ce2">
            <text:p>0.00122073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2200500000000001E-3" table:style-name="ce2">
            <text:p>0.00122005</text:p>
          </table:table-cell>
          <table:table-cell table:number-columns-repeated="16382"/>
        </table:table-row>
        <table:table-row table:style-name="ro1">
          <table:table-cell office:value-type="float" office:value="4591" table:style-name="ce2">
            <text:p>4591</text:p>
          </table:table-cell>
          <table:table-cell office:value-type="float" office:value="1.2531E-3" table:style-name="ce2">
            <text:p>0.0012531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2.6127099999999999E-3" table:style-name="ce2">
            <text:p>0.00261271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98307E-3" table:style-name="ce2">
            <text:p>0.00198307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6690299999999999E-3" table:style-name="ce2">
            <text:p>0.00166903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2.1120399999999999E-3" table:style-name="ce2">
            <text:p>0.00211204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7145400000000001E-3" table:style-name="ce2">
            <text:p>0.00171454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7.3708300000000004E-2" table:style-name="ce2">
            <text:p>0.0737083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6882799999999999E-3" table:style-name="ce2">
            <text:p>0.00168828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71057E-3" table:style-name="ce2">
            <text:p>0.00171057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7741E-3" table:style-name="ce2">
            <text:p>0.0017741</text:p>
          </table:table-cell>
          <table:table-cell table:number-columns-repeated="16382"/>
        </table:table-row>
        <table:table-row table:style-name="ro1">
          <table:table-cell office:value-type="float" office:value="5968" table:style-name="ce2">
            <text:p>5968</text:p>
          </table:table-cell>
          <table:table-cell office:value-type="float" office:value="1.6724400000000001E-3" table:style-name="ce2">
            <text:p>0.00167244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1921100000000002E-3" table:style-name="ce2">
            <text:p>0.00219211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2691299999999998E-3" table:style-name="ce2">
            <text:p>0.00226913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2719400000000001E-3" table:style-name="ce2">
            <text:p>0.00227194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6.2393300000000004E-3" table:style-name="ce2">
            <text:p>0.00623933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3134499999999999E-3" table:style-name="ce2">
            <text:p>0.00231345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2909900000000001E-3" table:style-name="ce2">
            <text:p>0.00229099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7.4236200000000002E-2" table:style-name="ce2">
            <text:p>0.0742362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1997200000000001E-3" table:style-name="ce2">
            <text:p>0.00219972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2.33315E-3" table:style-name="ce2">
            <text:p>0.00233315</text:p>
          </table:table-cell>
          <table:table-cell table:number-columns-repeated="16382"/>
        </table:table-row>
        <table:table-row table:style-name="ro1">
          <table:table-cell office:value-type="float" office:value="7758" table:style-name="ce2">
            <text:p>7758</text:p>
          </table:table-cell>
          <table:table-cell office:value-type="float" office:value="1.7480099999999999E-3" table:style-name="ce2">
            <text:p>0.00174801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3.0203600000000001E-3" table:style-name="ce2">
            <text:p>0.00302036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3.13248E-3" table:style-name="ce2">
            <text:p>0.00313248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3.1263300000000001E-3" table:style-name="ce2">
            <text:p>0.00312633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3.0627100000000002E-3" table:style-name="ce2">
            <text:p>0.00306271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7.9214000000000007E-2" table:style-name="ce2">
            <text:p>0.079214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2.84746E-3" table:style-name="ce2">
            <text:p>0.00284746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4.0890700000000002E-3" table:style-name="ce2">
            <text:p>0.00408907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4.5300399999999999E-3" table:style-name="ce2">
            <text:p>0.00453004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3.1346400000000002E-3" table:style-name="ce2">
            <text:p>0.00313464</text:p>
          </table:table-cell>
          <table:table-cell table:number-columns-repeated="16382"/>
        </table:table-row>
        <table:table-row table:style-name="ro1">
          <table:table-cell office:value-type="float" office:value="10085" table:style-name="ce2">
            <text:p>10085</text:p>
          </table:table-cell>
          <table:table-cell office:value-type="float" office:value="4.1500699999999996E-3" table:style-name="ce2">
            <text:p>0.00415007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5.7624900000000003E-3" table:style-name="ce2">
            <text:p>0.00576249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4.1638400000000002E-3" table:style-name="ce2">
            <text:p>0.00416384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7.2228200000000006E-2" table:style-name="ce2">
            <text:p>0.0722282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4.1198700000000003E-3" table:style-name="ce2">
            <text:p>0.00411987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4.2865899999999998E-3" table:style-name="ce2">
            <text:p>0.00428659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9.4542199999999993E-3" table:style-name="ce2">
            <text:p>0.00945422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4.3098399999999997E-3" table:style-name="ce2">
            <text:p>0.00430984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7.6180200000000003E-2" table:style-name="ce2">
            <text:p>0.0761802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4.2195000000000002E-3" table:style-name="ce2">
            <text:p>0.0042195</text:p>
          </table:table-cell>
          <table:table-cell table:number-columns-repeated="16382"/>
        </table:table-row>
        <table:table-row table:style-name="ro1">
          <table:table-cell office:value-type="float" office:value="13110" table:style-name="ce2">
            <text:p>13110</text:p>
          </table:table-cell>
          <table:table-cell office:value-type="float" office:value="4.2160599999999998E-3" table:style-name="ce2">
            <text:p>0.00421606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5.8194800000000001E-3" table:style-name="ce2">
            <text:p>0.00581948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8.1707299999999997E-2" table:style-name="ce2">
            <text:p>0.0817073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5219099999999996E-3" table:style-name="ce2">
            <text:p>0.00452191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5.2334599999999997E-3" table:style-name="ce2">
            <text:p>0.00523346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4902199999999996E-3" table:style-name="ce2">
            <text:p>0.00449022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55501E-3" table:style-name="ce2">
            <text:p>0.00455501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4.3598899999999999E-3" table:style-name="ce2">
            <text:p>0.00435989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7.7073199999999994E-2" table:style-name="ce2">
            <text:p>0.0770732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5.8437100000000002E-3" table:style-name="ce2">
            <text:p>0.00584371</text:p>
          </table:table-cell>
          <table:table-cell table:number-columns-repeated="16382"/>
        </table:table-row>
        <table:table-row table:style-name="ro1">
          <table:table-cell office:value-type="float" office:value="17043" table:style-name="ce2">
            <text:p>17043</text:p>
          </table:table-cell>
          <table:table-cell office:value-type="float" office:value="5.7712099999999997E-3" table:style-name="ce2">
            <text:p>0.00577121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7.8800199999999997E-3" table:style-name="ce2">
            <text:p>0.00788002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8.3720900000000001E-2" table:style-name="ce2">
            <text:p>0.0837209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7.8630999999999996E-3" table:style-name="ce2">
            <text:p>0.0078631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7.8205400000000008E-3" table:style-name="ce2">
            <text:p>0.00782054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8.0335300000000005E-3" table:style-name="ce2">
            <text:p>0.00803353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1.42066E-2" table:style-name="ce2">
            <text:p>0.0142066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6.93196E-3" table:style-name="ce2">
            <text:p>0.00693196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7.5783100000000006E-2" table:style-name="ce2">
            <text:p>0.0757831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7.7476000000000003E-3" table:style-name="ce2">
            <text:p>0.0077476</text:p>
          </table:table-cell>
          <table:table-cell table:number-columns-repeated="16382"/>
        </table:table-row>
        <table:table-row table:style-name="ro1">
          <table:table-cell office:value-type="float" office:value="22155" table:style-name="ce2">
            <text:p>22155</text:p>
          </table:table-cell>
          <table:table-cell office:value-type="float" office:value="7.6358900000000002E-3" table:style-name="ce2">
            <text:p>0.00763589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2577899999999996E-2" table:style-name="ce2">
            <text:p>0.0825779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1.16475E-2" table:style-name="ce2">
            <text:p>0.0116475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9626200000000003E-2" table:style-name="ce2">
            <text:p>0.0896262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9.7718300000000004E-3" table:style-name="ce2">
            <text:p>0.00977183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11056E-2" table:style-name="ce2">
            <text:p>0.0811056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1.11875E-2" table:style-name="ce2">
            <text:p>0.0111875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1.04122E-2" table:style-name="ce2">
            <text:p>0.0104122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4863599999999997E-2" table:style-name="ce2">
            <text:p>0.0848636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8127299999999995E-3" table:style-name="ce2">
            <text:p>0.00881273</text:p>
          </table:table-cell>
          <table:table-cell table:number-columns-repeated="16382"/>
        </table:table-row>
        <table:table-row table:style-name="ro1">
          <table:table-cell office:value-type="float" office:value="28801" table:style-name="ce2">
            <text:p>28801</text:p>
          </table:table-cell>
          <table:table-cell office:value-type="float" office:value="8.4542899999999997E-3" table:style-name="ce2">
            <text:p>0.00845429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8.3483699999999994E-2" table:style-name="ce2">
            <text:p>0.0834837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16737E-2" table:style-name="ce2">
            <text:p>0.0116737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0990700000000001E-2" table:style-name="ce2">
            <text:p>0.0109907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15186E-2" table:style-name="ce2">
            <text:p>0.0115186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33413E-2" table:style-name="ce2">
            <text:p>0.0133413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19647E-2" table:style-name="ce2">
            <text:p>0.0119647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8.6186700000000005E-2" table:style-name="ce2">
            <text:p>0.0861867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9.0499599999999999E-2" table:style-name="ce2">
            <text:p>0.0904996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1.46918E-2" table:style-name="ce2">
            <text:p>0.0146918</text:p>
          </table:table-cell>
          <table:table-cell table:number-columns-repeated="16382"/>
        </table:table-row>
        <table:table-row table:style-name="ro1">
          <table:table-cell office:value-type="float" office:value="37441" table:style-name="ce2">
            <text:p>37441</text:p>
          </table:table-cell>
          <table:table-cell office:value-type="float" office:value="9.11386E-2" table:style-name="ce2">
            <text:p>0.0911386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9.1601000000000002E-2" table:style-name="ce2">
            <text:p>0.091601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9.6370700000000004E-2" table:style-name="ce2">
            <text:p>0.0963707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2.09499E-2" table:style-name="ce2">
            <text:p>0.0209499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0.101005" table:style-name="ce2">
            <text:p>0.101005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8.7663400000000002E-2" table:style-name="ce2">
            <text:p>0.0876634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9.6381700000000001E-2" table:style-name="ce2">
            <text:p>0.0963817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9.3679100000000001E-2" table:style-name="ce2">
            <text:p>0.0936791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9.33895E-2" table:style-name="ce2">
            <text:p>0.0933895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2.2328199999999999E-2" table:style-name="ce2">
            <text:p>0.0223282</text:p>
          </table:table-cell>
          <table:table-cell table:number-columns-repeated="16382"/>
        </table:table-row>
        <table:table-row table:style-name="ro1">
          <table:table-cell office:value-type="float" office:value="48673" table:style-name="ce2">
            <text:p>48673</text:p>
          </table:table-cell>
          <table:table-cell office:value-type="float" office:value="0.10068000000000001" table:style-name="ce2">
            <text:p>0.10068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0.12987699999999999" table:style-name="ce2">
            <text:p>0.129877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5005999999999993E-2" table:style-name="ce2">
            <text:p>0.095006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0.104945" table:style-name="ce2">
            <text:p>0.104945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0.13406599999999999" table:style-name="ce2">
            <text:p>0.134066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0.101259" table:style-name="ce2">
            <text:p>0.101259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0.101988" table:style-name="ce2">
            <text:p>0.101988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0.11140600000000001" table:style-name="ce2">
            <text:p>0.111406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4910300000000003E-2" table:style-name="ce2">
            <text:p>0.0949103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5452899999999993E-2" table:style-name="ce2">
            <text:p>0.0954529</text:p>
          </table:table-cell>
          <table:table-cell table:number-columns-repeated="16382"/>
        </table:table-row>
        <table:table-row table:style-name="ro1">
          <table:table-cell office:value-type="float" office:value="63274" table:style-name="ce2">
            <text:p>63274</text:p>
          </table:table-cell>
          <table:table-cell office:value-type="float" office:value="9.2954200000000001E-2" table:style-name="ce2">
            <text:p>0.0929542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83755" table:style-name="ce2">
            <text:p>0.183755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1562699999999999" table:style-name="ce2">
            <text:p>0.115627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79285" table:style-name="ce2">
            <text:p>0.179285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1462799999999999" table:style-name="ce2">
            <text:p>0.114628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9147" table:style-name="ce2">
            <text:p>0.19147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8090999999999999" table:style-name="ce2">
            <text:p>0.18091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1998499999999999" table:style-name="ce2">
            <text:p>0.119985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8309" table:style-name="ce2">
            <text:p>0.18309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28473" table:style-name="ce2">
            <text:p>0.128473</text:p>
          </table:table-cell>
          <table:table-cell table:number-columns-repeated="16382"/>
        </table:table-row>
        <table:table-row table:style-name="ro1">
          <table:table-cell office:value-type="float" office:value="82256" table:style-name="ce2">
            <text:p>82256</text:p>
          </table:table-cell>
          <table:table-cell office:value-type="float" office:value="0.17116000000000001" table:style-name="ce2">
            <text:p>0.17116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9369" table:style-name="ce2">
            <text:p>0.19369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20621900000000001" table:style-name="ce2">
            <text:p>0.206219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20119500000000001" table:style-name="ce2">
            <text:p>0.201195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9602800000000001" table:style-name="ce2">
            <text:p>0.196028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8804899999999999" table:style-name="ce2">
            <text:p>0.188049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9944500000000001" table:style-name="ce2">
            <text:p>0.199445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9475500000000001" table:style-name="ce2">
            <text:p>0.194755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9728299999999999" table:style-name="ce2">
            <text:p>0.197283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9763800000000001" table:style-name="ce2">
            <text:p>0.197638</text:p>
          </table:table-cell>
          <table:table-cell table:number-columns-repeated="16382"/>
        </table:table-row>
        <table:table-row table:style-name="ro1">
          <table:table-cell office:value-type="float" office:value="106932" table:style-name="ce2">
            <text:p>106932</text:p>
          </table:table-cell>
          <table:table-cell office:value-type="float" office:value="0.18734700000000001" table:style-name="ce2">
            <text:p>0.187347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13196" table:style-name="ce2">
            <text:p>0.213196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1249699999999999" table:style-name="ce2">
            <text:p>0.212497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9496600000000001" table:style-name="ce2">
            <text:p>0.294966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8685500000000003" table:style-name="ce2">
            <text:p>0.286855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95153" table:style-name="ce2">
            <text:p>0.295153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1670900000000001" table:style-name="ce2">
            <text:p>0.216709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19866300000000001" table:style-name="ce2">
            <text:p>0.198663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0060600000000001" table:style-name="ce2">
            <text:p>0.200606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0521800000000001" table:style-name="ce2">
            <text:p>0.205218</text:p>
          </table:table-cell>
          <table:table-cell table:number-columns-repeated="16382"/>
        </table:table-row>
        <table:table-row table:style-name="ro1">
          <table:table-cell office:value-type="float" office:value="139011" table:style-name="ce2">
            <text:p>139011</text:p>
          </table:table-cell>
          <table:table-cell office:value-type="float" office:value="0.22059100000000001" table:style-name="ce2">
            <text:p>0.220591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9677800000000002" table:style-name="ce2">
            <text:p>0.396778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2060300000000003" table:style-name="ce2">
            <text:p>0.320603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78195" table:style-name="ce2">
            <text:p>0.378195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40564" table:style-name="ce2">
            <text:p>0.40564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9120899999999997" table:style-name="ce2">
            <text:p>0.391209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74919" table:style-name="ce2">
            <text:p>0.374919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8905499999999998" table:style-name="ce2">
            <text:p>0.389055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9763700000000002" table:style-name="ce2">
            <text:p>0.397637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9998499999999998" table:style-name="ce2">
            <text:p>0.399985</text:p>
          </table:table-cell>
          <table:table-cell table:number-columns-repeated="16382"/>
        </table:table-row>
        <table:table-row table:style-name="ro1">
          <table:table-cell office:value-type="float" office:value="180714" table:style-name="ce2">
            <text:p>180714</text:p>
          </table:table-cell>
          <table:table-cell office:value-type="float" office:value="0.390181" table:style-name="ce2">
            <text:p>0.390181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39192900000000003" table:style-name="ce2">
            <text:p>0.391929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3080499999999999" table:style-name="ce2">
            <text:p>0.430805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1895300000000002" table:style-name="ce2">
            <text:p>0.418953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0960299999999999" table:style-name="ce2">
            <text:p>0.409603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8952000000000001" table:style-name="ce2">
            <text:p>0.48952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9212400000000001" table:style-name="ce2">
            <text:p>0.492124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9079200000000001" table:style-name="ce2">
            <text:p>0.490792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1420899999999999" table:style-name="ce2">
            <text:p>0.414209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0387600000000001" table:style-name="ce2">
            <text:p>0.403876</text:p>
          </table:table-cell>
          <table:table-cell table:number-columns-repeated="16382"/>
        </table:table-row>
        <table:table-row table:style-name="ro1">
          <table:table-cell office:value-type="float" office:value="234928" table:style-name="ce2">
            <text:p>234928</text:p>
          </table:table-cell>
          <table:table-cell office:value-type="float" office:value="0.48871199999999998" table:style-name="ce2">
            <text:p>0.488712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60616899999999996" table:style-name="ce2">
            <text:p>0.606169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49489100000000003" table:style-name="ce2">
            <text:p>0.494891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58722799999999997" table:style-name="ce2">
            <text:p>0.587228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60982499999999995" table:style-name="ce2">
            <text:p>0.609825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67430900000000005" table:style-name="ce2">
            <text:p>0.674309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61399599999999999" table:style-name="ce2">
            <text:p>0.613996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60714599999999996" table:style-name="ce2">
            <text:p>0.607146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60651500000000003" table:style-name="ce2">
            <text:p>0.606515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58566099999999999" table:style-name="ce2">
            <text:p>0.585661</text:p>
          </table:table-cell>
          <table:table-cell table:number-columns-repeated="16382"/>
        </table:table-row>
        <table:table-row table:style-name="ro1">
          <table:table-cell office:value-type="float" office:value="305406" table:style-name="ce2">
            <text:p>305406</text:p>
          </table:table-cell>
          <table:table-cell office:value-type="float" office:value="0.59494800000000003" table:style-name="ce2">
            <text:p>0.594948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977827" table:style-name="ce2">
            <text:p>0.977827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90415100000000004" table:style-name="ce2">
            <text:p>0.904151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80400199999999999" table:style-name="ce2">
            <text:p>0.804002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81406400000000001" table:style-name="ce2">
            <text:p>0.814064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69565900000000003" table:style-name="ce2">
            <text:p>0.695659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717279" table:style-name="ce2">
            <text:p>0.717279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97332600000000002" table:style-name="ce2">
            <text:p>0.973326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90881299999999998" table:style-name="ce2">
            <text:p>0.908813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96874800000000005" table:style-name="ce2">
            <text:p>0.968748</text:p>
          </table:table-cell>
          <table:table-cell table:number-columns-repeated="16382"/>
        </table:table-row>
        <table:table-row table:style-name="ro1">
          <table:table-cell office:value-type="float" office:value="397027" table:style-name="ce2">
            <text:p>397027</text:p>
          </table:table-cell>
          <table:table-cell office:value-type="float" office:value="0.89488400000000001" table:style-name="ce2">
            <text:p>0.894884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28108" table:style-name="ce2">
            <text:p>1.28108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2933600000000001" table:style-name="ce2">
            <text:p>1.29336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3590100000000001" table:style-name="ce2">
            <text:p>1.35901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2901100000000001" table:style-name="ce2">
            <text:p>1.29011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19895" table:style-name="ce2">
            <text:p>1.19895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36392" table:style-name="ce2">
            <text:p>1.36392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0927100000000001" table:style-name="ce2">
            <text:p>1.09271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20668" table:style-name="ce2">
            <text:p>1.20668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2093100000000001" table:style-name="ce2">
            <text:p>1.20931</text:p>
          </table:table-cell>
          <table:table-cell table:number-columns-repeated="16382"/>
        </table:table-row>
        <table:table-row table:style-name="ro1">
          <table:table-cell office:value-type="float" office:value="516135" table:style-name="ce2">
            <text:p>516135</text:p>
          </table:table-cell>
          <table:table-cell office:value-type="float" office:value="1.3244100000000001" table:style-name="ce2">
            <text:p>1.32441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49919" table:style-name="ce2">
            <text:p>1.49919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57772" table:style-name="ce2">
            <text:p>1.57772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59928" table:style-name="ce2">
            <text:p>1.59928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6334500000000001" table:style-name="ce2">
            <text:p>1.63345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631" table:style-name="ce2">
            <text:p>1.631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6285099999999999" table:style-name="ce2">
            <text:p>1.62851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5814299999999999" table:style-name="ce2">
            <text:p>1.58143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49733" table:style-name="ce2">
            <text:p>1.49733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4165300000000001" table:style-name="ce2">
            <text:p>1.41653</text:p>
          </table:table-cell>
          <table:table-cell table:number-columns-repeated="16382"/>
        </table:table-row>
        <table:table-row table:style-name="ro1">
          <table:table-cell office:value-type="float" office:value="670975" table:style-name="ce2">
            <text:p>670975</text:p>
          </table:table-cell>
          <table:table-cell office:value-type="float" office:value="1.4795700000000001" table:style-name="ce2">
            <text:p>1.47957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92099" table:style-name="ce2">
            <text:p>1.92099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2.0951599999999999" table:style-name="ce2">
            <text:p>2.09516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8936900000000001" table:style-name="ce2">
            <text:p>1.89369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93859" table:style-name="ce2">
            <text:p>1.93859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9059299999999999" table:style-name="ce2">
            <text:p>1.90593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9794700000000001" table:style-name="ce2">
            <text:p>1.97947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2.01166" table:style-name="ce2">
            <text:p>2.01166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6583600000000001" table:style-name="ce2">
            <text:p>1.65836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2.1665100000000002" table:style-name="ce2">
            <text:p>2.16651</text:p>
          </table:table-cell>
          <table:table-cell table:number-columns-repeated="16382"/>
        </table:table-row>
        <table:table-row table:style-name="ro1">
          <table:table-cell office:value-type="float" office:value="872267" table:style-name="ce2">
            <text:p>872267</text:p>
          </table:table-cell>
          <table:table-cell office:value-type="float" office:value="1.8852100000000001" table:style-name="ce2">
            <text:p>1.88521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4005800000000002" table:style-name="ce2">
            <text:p>2.40058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9867400000000002" table:style-name="ce2">
            <text:p>2.98674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40977" table:style-name="ce2">
            <text:p>2.40977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8035899999999998" table:style-name="ce2">
            <text:p>2.80359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1093999999999999" table:style-name="ce2">
            <text:p>2.1094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9112300000000002" table:style-name="ce2">
            <text:p>2.91123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9008699999999998" table:style-name="ce2">
            <text:p>2.90087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50434" table:style-name="ce2">
            <text:p>2.50434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8690000000000002" table:style-name="ce2">
            <text:p>2.869</text:p>
          </table:table-cell>
          <table:table-cell table:number-columns-repeated="16382"/>
        </table:table-row>
        <table:table-row table:style-name="ro1">
          <table:table-cell office:value-type="float" office:value="1133947" table:style-name="ce2">
            <text:p>1133947</text:p>
          </table:table-cell>
          <table:table-cell office:value-type="float" office:value="2.31671" table:style-name="ce2">
            <text:p>2.31671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8923800000000002" table:style-name="ce2">
            <text:p>3.89238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7145800000000002" table:style-name="ce2">
            <text:p>3.71458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4.0367600000000001" table:style-name="ce2">
            <text:p>4.03676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69645" table:style-name="ce2">
            <text:p>3.69645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9245899999999998" table:style-name="ce2">
            <text:p>3.92459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4.1019800000000002" table:style-name="ce2">
            <text:p>4.10198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3160799999999999" table:style-name="ce2">
            <text:p>3.31608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9273600000000002" table:style-name="ce2">
            <text:p>3.92736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4.00176" table:style-name="ce2">
            <text:p>4.00176</text:p>
          </table:table-cell>
          <table:table-cell table:number-columns-repeated="16382"/>
        </table:table-row>
        <table:table-row table:style-name="ro1">
          <table:table-cell office:value-type="float" office:value="1474131" table:style-name="ce2">
            <text:p>1474131</text:p>
          </table:table-cell>
          <table:table-cell office:value-type="float" office:value="3.9133599999999999" table:style-name="ce2">
            <text:p>3.91336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8802700000000003" table:style-name="ce2">
            <text:p>4.88027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5.1153199999999996" table:style-name="ce2">
            <text:p>5.11532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5.0939500000000004" table:style-name="ce2">
            <text:p>5.09395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3293999999999997" table:style-name="ce2">
            <text:p>4.3294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8060299999999998" table:style-name="ce2">
            <text:p>4.80603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5.2909300000000004" table:style-name="ce2">
            <text:p>5.29093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5.1805199999999996" table:style-name="ce2">
            <text:p>5.18052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5180400000000001" table:style-name="ce2">
            <text:p>4.51804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4.7071800000000001" table:style-name="ce2">
            <text:p>4.70718</text:p>
          </table:table-cell>
          <table:table-cell table:number-columns-repeated="16382"/>
        </table:table-row>
        <table:table-row table:style-name="ro1">
          <table:table-cell office:value-type="float" office:value="1916370" table:style-name="ce2">
            <text:p>1916370</text:p>
          </table:table-cell>
          <table:table-cell office:value-type="float" office:value="5.1971100000000003" table:style-name="ce2">
            <text:p>5.19711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8.4870199999999993" table:style-name="ce2">
            <text:p>8.48702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8.0120199999999997" table:style-name="ce2">
            <text:p>8.01202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6.9944600000000001" table:style-name="ce2">
            <text:p>6.99446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8.79101" table:style-name="ce2">
            <text:p>8.79101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7.99918" table:style-name="ce2">
            <text:p>7.99918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7.2769899999999996" table:style-name="ce2">
            <text:p>7.27699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7.79535" table:style-name="ce2">
            <text:p>7.79535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8.2162799999999994" table:style-name="ce2">
            <text:p>8.21628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7.2044899999999998" table:style-name="ce2">
            <text:p>7.20449</text:p>
          </table:table-cell>
          <table:table-cell table:number-columns-repeated="16382"/>
        </table:table-row>
        <table:table-row table:style-name="ro1">
          <table:table-cell office:value-type="float" office:value="2491281" table:style-name="ce2">
            <text:p>2491281</text:p>
          </table:table-cell>
          <table:table-cell office:value-type="float" office:value="8.3848800000000008" table:style-name="ce2">
            <text:p>8.38488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7159700000000004" table:style-name="ce2">
            <text:p>8.71597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9.3224900000000002" table:style-name="ce2">
            <text:p>9.32249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9.6558799999999998" table:style-name="ce2">
            <text:p>9.65588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9.0799099999999999" table:style-name="ce2">
            <text:p>9.07991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7944700000000005" table:style-name="ce2">
            <text:p>8.79447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6040799999999997" table:style-name="ce2">
            <text:p>8.60408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8043099999999992" table:style-name="ce2">
            <text:p>8.80431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8.8817299999999992" table:style-name="ce2">
            <text:p>8.88173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9.1174900000000001" table:style-name="ce2">
            <text:p>9.11749</text:p>
          </table:table-cell>
          <table:table-cell table:number-columns-repeated="16382"/>
        </table:table-row>
        <table:table-row table:style-name="ro1">
          <table:table-cell office:value-type="float" office:value="3238665" table:style-name="ce2">
            <text:p>3238665</text:p>
          </table:table-cell>
          <table:table-cell office:value-type="float" office:value="9.5080799999999996" table:style-name="ce2">
            <text:p>9.50808</text:p>
          </table:table-cell>
          <table:table-cell table:number-columns-repeated="16382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5T17:51:40Z</meta:creation-date>
    <dc:date>2020-02-10T14:46:34Z</dc:date>
    <meta:editing-cycles>2</meta:editing-cycles>
    <meta:editing-duration>PT111S</meta:editing-duration>
  </office:meta>
</office:document-meta>
</file>